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0pt" style:font-size-asian="10pt" style:font-size-complex="10pt"/>
    </style:style>
    <style:style style:name="P2" style:family="paragraph" style:parent-style-name="Standard" style:list-style-name="L2">
      <style:text-properties style:font-name="Comic Sans MS" fo:font-size="10pt" style:font-size-asian="10pt" style:font-size-complex="10pt"/>
    </style:style>
    <style:style style:name="P3" style:family="paragraph" style:parent-style-name="Standard">
      <style:text-properties style:font-name="Comic Sans M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style:font-name="Comic Sans MS" fo:font-size="13pt" style:font-size-asian="13pt" style:font-size-complex="13pt"/>
    </style:style>
    <style:style style:name="P5" style:family="paragraph" style:parent-style-name="Standard">
      <style:text-properties style:font-name="Comic Sans MS" fo:font-size="10.5pt" style:font-size-asian="10.5pt" style:font-size-complex="10.5pt"/>
    </style:style>
    <style:style style:name="P6" style:family="paragraph" style:parent-style-name="Standard">
      <style:paragraph-properties fo:padding="0cm" fo:border-left="none" fo:border-right="none" fo:border-top="none" fo:border-bottom="0.018cm solid #000000" style:shadow="none"/>
      <style:text-properties style:font-name="Comic Sans M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Comic Sans MS" fo:font-size="10pt" style:font-size-asian="10pt" style:font-size-complex="10pt"/>
    </style:style>
    <style:style style:name="P8" style:family="paragraph" style:parent-style-name="Standard">
      <style:paragraph-properties fo:margin-left="1.323cm" fo:margin-right="0cm" fo:text-indent="-1.296cm" style:auto-text-indent="false">
        <style:tab-stops/>
      </style:paragraph-properties>
      <style:text-properties style:font-name="Comic Sans MS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GENCIA INMOBILIARIA</text:p>
      <text:p text:style-name="P4"/>
      <text:p text:style-name="P5">Tener el cuenta al crear las tablas:</text:p>
      <text:p text:style-name="P1"/>
      <text:p text:style-name="P3">Elige el tipo de dato más adecuado en cada caso.</text:p>
      <text:p text:style-name="P1"/>
      <text:list xml:id="list32630078" text:style-name="L2">
        <text:list-item>
          <text:p text:style-name="P2">Crear un tipo de dato tipoTeléfono que se asociará a todos los campos con este tipo de datos que por defecto tomará el valor nulo y tiene 9 dígitos.</text:p>
          <text:p text:style-name="P2"/>
        </text:list-item>
        <text:list-item>
          <text:p text:style-name="P2">Crear un tipo de dato tipoDNI que se asociará a todos los campos con este tipo de datos que tiene 9 caracteres.</text:p>
          <text:p text:style-name="P2"/>
        </text:list-item>
        <text:list-item>
          <text:p text:style-name="P2">Crear un tipo de dato tipoCP que se asociará a todos los campos de Código Postal con 5 caracteres.</text:p>
          <text:p text:style-name="P2"/>
        </text:list-item>
        <text:list-item>
          <text:p text:style-name="P2">Crea un tipo de datos tipoSINO que puede tomar los valores S o N.</text:p>
        </text:list-item>
      </text:list>
      <text:p text:style-name="P1"/>
      <text:p text:style-name="P1"/>
      <text:p text:style-name="P1">AGENCIA:</text:p>
      <text:p text:style-name="P7">Cod_agencia: Comienza por AG y a continuación dos o tres dígitos. P.e: (AG01, AG004)</text:p>
      <text:p text:style-name="P1"/>
      <text:p text:style-name="P1">HIJO:</text:p>
      <text:p text:style-name="P1"><text:tab/>Sexo: Puede tomar los valores H o M</text:p>
      <text:p text:style-name="P1"><text:tab/>Edad: Campo calculado</text:p>
      <text:p text:style-name="P1"/>
      <text:p text:style-name="P1">INMUEBLE:</text:p>
      <text:p text:style-name="P1"><text:tab/>cod_inmueble: valor único generado automáticamente</text:p>
      <text:p text:style-name="P1"><text:tab/>tipo_inmueble: Puede tomar los valores L o V.</text:p>
      <text:p text:style-name="P1"><text:tab/>metros_útiles: tiene que ser un número positivo y puede llevar dos decimales.</text:p>
      <text:p text:style-name="P1"/>
      <text:p text:style-name="P1">VIVIENDA:</text:p>
      <text:p text:style-name="P1"><text:tab/>Tipo_vivienda: Puede tomar los valores P o C.</text:p>
      <text:p text:style-name="P1"><text:tab/>Num_hab y num_baños: tomará valores entre 0 y 10.</text:p>
      <text:p text:style-name="P8"><text:tab/>Interior: Tomará lo valores 'S' o 'N' Crea una regla asociada al tipo de datos que has creado para comprobar esta restricción.</text:p>
      <text:p text:style-name="P8"/>
      <text:p text:style-name="P1">CASA UNIFAMILIAR:</text:p>
      <text:p text:style-name="P1"><text:tab/>Piscina: Tomará los <text:s/>valores 'S' o 'N'</text:p>
      <text:p text:style-name="P1"><text:tab/>Metros_finca: número positivo con dos decim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2:33:28.06</meta:creation-date>
    <meta:document-statistic meta:table-count="0" meta:image-count="0" meta:object-count="0" meta:page-count="1" meta:paragraph-count="23" meta:word-count="211" meta:character-count="1202"/>
    <dc:date>2009-11-24T12:55:23.26</dc:date>
    <meta:editing-duration>PT00H04M55S</meta:editing-duration>
    <meta:editing-cycles>1</meta:editing-cycles>
    <meta:generator>OpenOffice.org/3.1$Win32 OpenOffice.org_project/310m11$Build-9399</meta:generator>
  </office:meta>
</office:document-meta>
</file>